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7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Image_Processing_Cud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 elapsed was 184066ns or 0.000184066s</text:p>
          </table:table-cell>
          <table:table-cell/>
          <table:table-cell office:value-type="float" office:value="0.000184066" calcext:value-type="float">
            <text:p>0.00018406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274309ns or 0.000274309s</text:p>
          </table:table-cell>
          <table:table-cell/>
          <table:table-cell office:value-type="float" office:value="0.000274309" calcext:value-type="float">
            <text:p>0.00027430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191259ns or 0.000191259s</text:p>
          </table:table-cell>
          <table:table-cell/>
          <table:table-cell office:value-type="float" office:value="0.000191259" calcext:value-type="float">
            <text:p>0.00019125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214762ns or 0.000214762s</text:p>
          </table:table-cell>
          <table:table-cell/>
          <table:table-cell office:value-type="float" office:value="0.000214762" calcext:value-type="float">
            <text:p>0.00021476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178811ns or 0.000178811s</text:p>
          </table:table-cell>
          <table:table-cell/>
          <table:table-cell office:value-type="float" office:value="0.000178811" calcext:value-type="float">
            <text:p>0.0001788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95249ns or 0.000095249s</text:p>
          </table:table-cell>
          <table:table-cell/>
          <table:table-cell office:value-type="float" office:value="0.000095249" calcext:value-type="float">
            <text:p>9.5249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1576179ns or 0.001576179s</text:p>
          </table:table-cell>
          <table:table-cell/>
          <table:table-cell office:value-type="float" office:value="0.001576179" calcext:value-type="float">
            <text:p>0.0015761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96414ns or 0.000096414s</text:p>
          </table:table-cell>
          <table:table-cell/>
          <table:table-cell office:value-type="float" office:value="0.000096414" calcext:value-type="float">
            <text:p>9.6414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184244ns or 0.000184244s</text:p>
          </table:table-cell>
          <table:table-cell/>
          <table:table-cell office:value-type="float" office:value="0.000184244" calcext:value-type="float">
            <text:p>0.0001842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94840ns or 0.000094840s</text:p>
          </table:table-cell>
          <table:table-cell/>
          <table:table-cell office:value-type="float" office:value="0.00009484" calcext:value-type="float">
            <text:p>9.484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ean </text:p>
          </table:table-cell>
          <table:table-cell table:style-name="ce1"/>
          <table:table-cell table:style-name="ce1" table:formula="of:=AVERAGE([.C1:.C10])" office:value-type="float" office:value="0.0003090133" calcext:value-type="float">
            <text:p>0.0003090133</text:p>
          </table:table-cell>
          <table:table-cell table:style-name="ce1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8:35:32.624395397</dc:date>
    <meta:editing-duration>PT6M54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